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3B354F5C6A6AB93824.png" manifest:media-type="image/png"/>
  <manifest:file-entry manifest:full-path="Pictures/100002010000013E000000E28F9B177233A509DD.png" manifest:media-type="image/png"/>
  <manifest:file-entry manifest:full-path="Pictures/10000201000000A300000165344BF3FE8E33F5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91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94cm" fo:min-width="0.57cm"/>
      <style:paragraph-properties style:writing-mode="lr-tb"/>
    </style:style>
    <style:style style:name="gr3" style:family="graphic" style:parent-style-name="objectwithoutfill">
      <style:graphic-properties svg:stroke-color="#000000" draw:fill="solid" draw:fill-color="#ffffff" draw:textarea-vertical-align="middle"/>
    </style:style>
    <style:style style:name="gr4" style:family="graphic" style:parent-style-name="objectwithoutfill">
      <style:graphic-properties draw:stroke="dash" draw:stroke-dash="Fine_20_Dotted" svg:stroke-width="0.081cm" svg:stroke-color="#000000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fill-color="#ffffff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font-style="italic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2cm" svg:height="1.7cm" svg:x="6cm" svg:y="0.7cm">
          <text:p text:style-name="P1">/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cm" svg:height="1.7cm" svg:x="9.1cm" svg:y="4.15cm">
          <text:p text:style-name="P1">/app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1.7cm" svg:x="2.9cm" svg:y="4.15cm">
          <text:p text:style-name="P1">/app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1.7cm" svg:height="1.5cm" svg:x="0.6cm" svg:y="7.6cm">
          <text:p text:style-name="P3"><text:span text:style-name="T1">/app1/p_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xml:id="id4" draw:id="id4" draw:layer="layout" svg:width="1.7cm" svg:height="1.5cm" svg:x="3cm" svg:y="7.6cm">
          <text:p text:style-name="P3"><text:span text:style-name="T1">/app1/p_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xml:id="id5" draw:id="id5" draw:layer="layout" svg:width="1.7cm" svg:height="1.5cm" svg:x="5.5cm" svg:y="7.6cm">
          <text:p text:style-name="P3"><text:span text:style-name="T1">/app1/p_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5" draw:layer="layout" draw:type="line" svg:x1="6.293cm" svg:y1="2.151cm" svg:x2="3.9cm" svg:y2="4.15cm" draw:start-shape="id1" draw:start-glue-point="7" draw:end-shape="id2" draw:end-glue-point="4" svg:d="M6293 2151l-2393 1999" svg:viewBox="0 0 2394 2000">
          <text:p/>
        </draw:connector>
        <draw:connector draw:style-name="gr3" draw:text-style-name="P5" draw:layer="layout" draw:type="line" svg:x1="3.193cm" svg:y1="5.601cm" svg:x2="1.45cm" svg:y2="7.6cm" draw:start-shape="id2" draw:start-glue-point="7" draw:end-shape="id3" draw:end-glue-point="4" svg:d="M3193 5601l-1743 1999" svg:viewBox="0 0 1744 2000">
          <text:p/>
        </draw:connector>
        <draw:connector draw:style-name="gr3" draw:text-style-name="P5" draw:layer="layout" draw:type="line" svg:x1="3.9cm" svg:y1="5.85cm" svg:x2="3.85cm" svg:y2="7.6cm" draw:start-shape="id2" draw:start-glue-point="8" draw:end-shape="id4" draw:end-glue-point="4" svg:d="M3900 5850l-50 1750" svg:viewBox="0 0 51 1751">
          <text:p/>
        </draw:connector>
        <draw:connector draw:style-name="gr3" draw:text-style-name="P5" draw:layer="layout" draw:type="line" svg:x1="4.607cm" svg:y1="5.601cm" svg:x2="6.35cm" svg:y2="7.6cm" draw:start-shape="id2" draw:start-glue-point="9" draw:end-shape="id5" draw:end-glue-point="4" svg:d="M4607 5601l1743 1999" svg:viewBox="0 0 1744 2000">
          <text:p/>
        </draw:connector>
        <draw:connector draw:style-name="gr3" draw:text-style-name="P5" draw:layer="layout" draw:type="line" svg:x1="7.707cm" svg:y1="2.151cm" svg:x2="10.1cm" svg:y2="4.15cm" draw:start-shape="id1" draw:start-glue-point="9" draw:end-shape="id6" draw:end-glue-point="4" svg:d="M7707 2151l2393 1999" svg:viewBox="0 0 2394 2000">
          <text:p/>
        </draw:connector>
        <draw:line draw:style-name="gr4" draw:text-style-name="P5" draw:layer="layout" svg:x1="10.1cm" svg:y1="5.8cm" svg:x2="10.1cm" svg:y2="8.7cm">
          <text:p/>
        </draw:line>
        <draw:frame draw:style-name="gr5" draw:text-style-name="P6" xml:id="id7" draw:id="id7" draw:layer="layout" svg:width="1.888cm" svg:height="4.136cm" svg:x="6.8cm" svg:y="10.478cm">
          <draw:image xlink:href="Pictures/10000201000000A300000165344BF3FE8E33F5A9.png" xlink:type="simple" xlink:show="embed" xlink:actuate="onLoad" loext:mime-type="image/png">
            <text:p text:style-name="P6"><text:span text:style-name="T2">服务</text:span><text:span text:style-name="T2">器</text:span></text:p>
            <text:p text:style-name="P6"><text:span text:style-name="T2">1</text:span></text:p>
          </draw:image>
        </draw:frame>
        <draw:frame draw:style-name="gr5" draw:text-style-name="P6" xml:id="id9" draw:id="id9" draw:layer="layout" svg:width="1.888cm" svg:height="4.136cm" svg:x="11.575cm" svg:y="10.478cm">
          <draw:image xlink:href="Pictures/10000201000000A300000165344BF3FE8E33F5A9.png" xlink:type="simple" xlink:show="embed" xlink:actuate="onLoad" loext:mime-type="image/png">
            <text:p text:style-name="P6"><text:span text:style-name="T2">服务</text:span><text:span text:style-name="T2">器</text:span></text:p>
            <text:p text:style-name="P6"><text:span text:style-name="T2">2</text:span></text:p>
          </draw:image>
        </draw:frame>
        <draw:frame draw:style-name="gr5" draw:text-style-name="P7" xml:id="id8" draw:id="id8" draw:layer="layout" svg:width="4.503cm" svg:height="3.2cm" svg:x="7.6cm" svg:y="18.178cm">
          <draw:image xlink:href="Pictures/100002010000013E000000E28F9B177233A509DD.png" xlink:type="simple" xlink:show="embed" xlink:actuate="onLoad" loext:mime-type="image/png">
            <text:p text:style-name="P7">Zookeeper</text:p>
            <text:p text:style-name="P7"><text:span text:style-name="T3">/</text:span><text:span text:style-name="T3">myserve</text:span><text:span text:style-name="T4">r</text:span><text:span text:style-name="T4">/server1</text:span></text:p>
            <text:p text:style-name="P7"><text:span text:style-name="T3">/</text:span><text:span text:style-name="T3">myserve</text:span><text:span text:style-name="T4">r</text:span><text:span text:style-name="T4">/server2</text:span></text:p>
          </draw:image>
        </draw:frame>
        <draw:frame draw:style-name="gr5" draw:text-style-name="P7" xml:id="id10" draw:id="id10" draw:layer="layout" svg:width="4.943cm" svg:height="3.422cm" svg:x="0.9cm" svg:y="25cm">
          <draw:image xlink:href="Pictures/10000201000001C70000013B354F5C6A6AB93824.png" xlink:type="simple" xlink:show="embed" xlink:actuate="onLoad" loext:mime-type="image/png">
            <text:p text:style-name="P7">客户端</text:p>
          </draw:image>
        </draw:frame>
        <draw:connector draw:style-name="gr6" draw:text-style-name="P8" draw:layer="layout" draw:type="line" svg:x1="7.744cm" svg:y1="14.614cm" svg:x2="9.851cm" svg:y2="18.178cm" draw:start-shape="id7" draw:start-glue-point="2" draw:end-shape="id8" draw:end-glue-point="0" svg:d="M7744 14614l2107 3564" svg:viewBox="0 0 2108 3565">
          <text:p text:style-name="P7"><text:span text:style-name="T5">启动时</text:span></text:p>
          <text:p text:style-name="P7"><text:span text:style-name="T5">注册</text:span></text:p>
        </draw:connector>
        <draw:connector draw:style-name="gr6" draw:text-style-name="P5" draw:layer="layout" draw:type="line" svg:x1="12.519cm" svg:y1="14.614cm" svg:x2="9.851cm" svg:y2="18.178cm" draw:start-shape="id9" draw:start-glue-point="2" draw:end-shape="id8" draw:end-glue-point="0" svg:d="M12519 14614l-2668 3564" svg:viewBox="0 0 2669 3565">
          <text:p text:style-name="P7"><text:span text:style-name="T5">启动</text:span><text:span text:style-name="T5">时</text:span></text:p>
          <text:p text:style-name="P7"><text:span text:style-name="T5">注册</text:span></text:p>
        </draw:connector>
        <draw:connector draw:style-name="gr6" draw:text-style-name="P9" draw:layer="layout" draw:type="line" svg:x1="3.371cm" svg:y1="25cm" svg:x2="7.6cm" svg:y2="19.778cm" draw:start-shape="id10" draw:start-glue-point="0" draw:end-shape="id8" draw:end-glue-point="3" svg:d="M3371 25000l4229-5222" svg:viewBox="0 0 4230 5223">
          <text:p text:style-name="P7"><text:span text:style-name="T4">1. </text:span><text:span text:style-name="T4">启动时查询服务器列表</text:span></text:p>
          <text:p text:style-name="P7"><text:span text:style-name="T4">getChildren(“/myserver”, watch)</text:span></text:p>
        </draw:connector>
        <draw:connector draw:style-name="gr6" draw:text-style-name="P9" draw:layer="layout" draw:type="curve" draw:line-skew="1.411cm" svg:x1="9.851cm" svg:y1="21.378cm" svg:x2="3.371cm" svg:y2="25cm" draw:start-shape="id8" draw:start-glue-point="2" draw:end-shape="id10" draw:end-glue-point="0" svg:d="M9851 21378c0 4833-6480 3022-6480 3622" svg:viewBox="0 0 6481 3623">
          <text:p text:style-name="P10"><text:span text:style-name="T4"/></text:p>
          <text:p text:style-name="P10"><text:span text:style-name="T4"/></text:p>
          <text:p text:style-name="P10"><text:span text:style-name="T4"><text:tab/></text:span><text:span text:style-name="T4"><text:tab/></text:span><text:span text:style-name="T4"><text:tab/></text:span><text:span text:style-name="T4">2. </text:span><text:span text:style-name="T4">得到在线服务器列表</text:span></text:p>
        </draw:connector>
        <draw:connector draw:style-name="gr6" draw:text-style-name="P9" draw:layer="layout" draw:type="curve" draw:line-skew="0.635cm" svg:x1="13.463cm" svg:y1="12.546cm" svg:x2="12.103cm" svg:y2="19.778cm" draw:start-shape="id9" draw:start-glue-point="1" draw:end-shape="id8" draw:end-glue-point="1" svg:d="M13463 12546c1702 0 2382 7232-1360 7232" svg:viewBox="0 0 2731 7233">
          <text:p text:style-name="P7"><text:span text:style-name="T4"><text:tab/></text:span><text:span text:style-name="T4"><text:tab/></text:span><text:span text:style-name="T4"><text:tab/></text:span><text:span text:style-name="T4">3. </text:span><text:span text:style-name="T4">server2</text:span><text:span text:style-name="T4">宕机</text:span></text:p>
        </draw:connector>
        <draw:connector draw:style-name="gr6" draw:text-style-name="P9" draw:layer="layout" draw:type="curve" svg:x1="12.103cm" svg:y1="19.778cm" svg:x2="9.851cm" svg:y2="21.378cm" draw:start-shape="id8" draw:start-glue-point="1" draw:end-shape="id8" draw:end-glue-point="2" svg:d="M12103 19778c750 0 626 1050-125 1638s-2127 712-2127-38" svg:viewBox="0 0 2757 2122">
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4. </text:span><text:span text:style-name="T6">node(</text:span><text:span text:style-name="T4">serv</text:span><text:span text:style-name="T4">er2)</text:span><text:span text:style-name="T4">被删</text:span><text:span text:style-name="T4">除</text:span></text:p>
        </draw:connector>
        <draw:connector draw:style-name="gr6" draw:text-style-name="P9" draw:layer="layout" draw:type="curve" svg:x1="9.851cm" svg:y1="21.378cm" svg:x2="5.843cm" svg:y2="26.711cm" draw:start-shape="id8" draw:start-glue-point="2" draw:end-shape="id10" draw:end-glue-point="1" svg:d="M9851 21378c0 3556-1336 5333-4008 5333" svg:viewBox="0 0 4009 5334"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5. </text:span><text:span text:style-name="T4">发出子节</text:span><text:span text:style-name="T4">点变化事</text:span><text:span text:style-name="T4">件通知客</text:span><text:span text:style-name="T4">户端</text:span></text:p>
        </draw:connector>
        <draw:connector draw:style-name="gr6" draw:text-style-name="P9" draw:layer="layout" draw:type="curve" draw:line-skew="1.27cm" svg:x1="5.843cm" svg:y1="26.711cm" svg:x2="3.371cm" svg:y2="28.422cm" draw:start-shape="id10" draw:start-glue-point="1" draw:end-shape="id10" draw:end-glue-point="2" svg:d="M5843 26711c2655 0 2213 1106 931 1721s-3403 740-3403-10" svg:viewBox="0 0 4420 2230">
          <text:p text:style-name="P7"><text:span text:style-name="T4"><text:tab/></text:span><text:span text:style-name="T4"><text:tab/></text:span><text:span text:style-name="T4"><text:tab/></text:span><text:span text:style-name="T4"><text:tab/></text:span><text:span text:style-name="T4">6. </text:span><text:span text:style-name="T4">回调</text:span><text:span text:style-name="T4">watch</text:span><text:span text:style-name="T4">的</text:span><text:span text:style-name="T4">process</text:span><text:span text:style-name="T4">方法，</text:span></text:p>
          <text:p text:style-name="P7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重新获取“</text:span><text:span text:style-name="T4">/myserver”</text:span><text:span text:style-name="T4">下的子节点，</text:span></text:p>
          <text:p text:style-name="P7"><text:span text:style-name="T4"><text:tab/></text:span><text:span text:style-name="T4"><text:tab/></text:span><text:span text:style-name="T4"> <text:s text:c="5"/></text:span><text:span text:style-name="T4">更新服务器列表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3:46:19.960698282</meta:creation-date>
    <meta:generator>LibreOffice/6.3.6.2$Linux_X86_64 LibreOffice_project/30$Build-2</meta:generator>
    <dc:date>2020-07-21T11:11:58.984635382</dc:date>
    <meta:editing-duration>PT10M3S</meta:editing-duration>
    <meta:editing-cycles>2</meta:editing-cycles>
    <meta:document-statistic meta:object-count="24"/>
  </office:meta>
</office:document-meta>
</file>